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266b" officeooo:paragraph-rsid="000f266b"/>
    </style:style>
    <style:style style:name="P2" style:family="paragraph" style:parent-style-name="Standard">
      <style:text-properties fo:font-weight="bold" officeooo:rsid="000f266b" officeooo:paragraph-rsid="000f266b" style:font-weight-asian="bold" style:font-weight-complex="bold"/>
    </style:style>
    <style:style style:name="P3" style:family="paragraph" style:parent-style-name="Standard">
      <style:text-properties fo:font-size="10pt" officeooo:rsid="000f266b" officeooo:paragraph-rsid="000f266b" style:font-size-asian="10pt" style:font-size-complex="10pt"/>
    </style:style>
    <style:style style:name="P4" style:family="paragraph" style:parent-style-name="Standard">
      <style:text-properties fo:font-size="10pt" officeooo:rsid="000f266b" officeooo:paragraph-rsid="00111395" style:font-size-asian="10pt" style:font-size-complex="10pt"/>
    </style:style>
    <style:style style:name="P5" style:family="paragraph" style:parent-style-name="Standard">
      <style:text-properties fo:font-size="10pt" officeooo:rsid="00111395" officeooo:paragraph-rsid="0011139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266b" officeooo:paragraph-rsid="000f266b" style:font-weight-asian="bold" style:font-weight-complex="bold"/>
    </style:style>
    <style:style style:name="P7" style:family="paragraph" style:parent-style-name="Standard">
      <style:text-properties fo:font-size="10pt" officeooo:rsid="00111395" officeooo:paragraph-rsid="00111395" style:font-size-asian="10pt" style:font-size-complex="10pt"/>
    </style:style>
    <style:style style:name="P8" style:family="paragraph" style:parent-style-name="Standard">
      <style:text-properties fo:font-size="10pt" officeooo:rsid="00111395" officeooo:paragraph-rsid="000f266b" style:font-size-asian="10pt" style:font-size-complex="10pt"/>
    </style:style>
    <style:style style:name="P9" style:family="paragraph" style:parent-style-name="Standard">
      <style:text-properties fo:font-size="10pt" officeooo:rsid="000f266b" officeooo:paragraph-rsid="000f266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1395"/>
    </style:style>
    <style:style style:name="T3" style:family="text">
      <style:text-properties fo:font-size="10pt" officeooo:rsid="00111395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41b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lementing Software Architecture Model</text:p>
      <text:p text:style-name="P1"/>
      <text:p text:style-name="P1"><text:span text:style-name="T1">Architecture:</text:span> </text:p>
      <text:p text:style-name="P1"><text:tab/>Client/Server</text:p>
      <text:p text:style-name="P1"/>
      <text:p text:style-name="P2">Programming Languages:</text:p>
      <text:p text:style-name="P1"><text:tab/>Client: Java</text:p>
      <text:p text:style-name="P1"><text:tab/>Server: Java</text:p>
      <text:p text:style-name="P1"/>
      <text:p text:style-name="P2">Communication Between Client and Server:</text:p>
      <text:p text:style-name="P1"><text:tab/>TCP/IP.</text:p>
      <text:p text:style-name="P1"><text:tab/>Server listens on port 41114 (unless directed otherwise).</text:p>
      <text:p text:style-name="P1"><text:tab/>Client connects to localhost on port 41114 (unless directed otherwise).</text:p>
      <text:p text:style-name="P1"/>
      <text:p text:style-name="P1"><text:tab/><text:span text:style-name="T1">Protocol includes the following messages sent by clients to the server:</text:span></text:p>
      <text:p text:style-name="P3"><text:tab/><text:tab/>dump</text:p>
      <text:p text:style-name="P4"><text:tab/><text:tab/><text:tab/><text:span text:style-name="T2">Used by ManagerUI to retrieve a list of items from the database</text:span></text:p>
      <text:p text:style-name="P4"/>
      <text:p text:style-name="P3"><text:tab/><text:tab/>printreports</text:p>
      <text:p text:style-name="P3"><text:tab/><text:tab/><text:tab/><text:span text:style-name="T2">Used by ManagerUI to prematurely trigger report printing</text:span></text:p>
      <text:p text:style-name="P3"/>
      <text:p text:style-name="P3"><text:tab/><text:tab/>getitem &lt;itemid: int&gt;</text:p>
      <text:p text:style-name="P3"><text:tab/><text:tab/><text:tab/><text:span text:style-name="T2">Used by all clients to retrieve item details</text:span></text:p>
      <text:p text:style-name="P3"/>
      <text:p text:style-name="P3"><text:tab/><text:tab/>sold &lt;itemid: int&gt;</text:p>
      <text:p text:style-name="P3"><text:tab/><text:tab/><text:tab/><text:span text:style-name="T2">Used by CustomerUI to indicate that an item was sold</text:span></text:p>
      <text:p text:style-name="P3"/>
      <text:p text:style-name="P3"><text:tab/><text:tab/>incitemqty &lt;itemid: int&gt; &lt;qty: int&gt;</text:p>
      <text:p text:style-name="P3"><text:tab/><text:tab/><text:tab/><text:span text:style-name="T2">Used by RestockerUI to indicate a certain number of items is being added to the inventory</text:span></text:p>
      <text:p text:style-name="P3"/>
      <text:p text:style-name="P3"><text:tab/><text:tab/>newitem &lt;itemid: int&gt; &lt;threshold: int&gt; &lt;qty: int&gt; &lt;price: double&gt; &lt;discount: double&gt;</text:p>
      <text:p text:style-name="P3"><text:tab/><text:tab/><text:tab/><text:span text:style-name="T2">Used by RestockerUI to add a new item to the database</text:span></text:p>
      <text:p text:style-name="P3"/>
      <text:p text:style-name="P3"><text:tab/><text:tab/>updateitem name &lt;name: String&gt;</text:p>
      <text:p text:style-name="P3"><text:tab/><text:tab/><text:tab/><text:span text:style-name="T2">Used by ManagerUI to update the name of an item in the database</text:span></text:p>
      <text:p text:style-name="P3"/>
      <text:p text:style-name="P3"><text:tab/><text:tab/>updateitem price &lt;price: int&gt;</text:p>
      <text:p text:style-name="P5"><text:tab/><text:tab/><text:tab/>Used by ManagerUI to update the price of an item in the database</text:p>
      <text:p text:style-name="P4"/>
      <text:p text:style-name="P3"><text:tab/><text:tab/>updateitem discount &lt;discount: double&gt;</text:p>
      <text:p text:style-name="P4"><text:tab/><text:tab/><text:tab/><text:span text:style-name="T2">Used by ManagerUI to update the discount of an item in the database</text:span></text:p>
      <text:p text:style-name="P4"/>
      <text:p text:style-name="P3"><text:tab/><text:tab/>updateitem qty &lt;qty: int&gt;</text:p>
      <text:p text:style-name="P4"><text:tab/><text:tab/><text:tab/><text:span text:style-name="T2">Used by ManagerUI to update the quantity of an item in the database</text:span></text:p>
      <text:p text:style-name="P4"/>
      <text:p text:style-name="P3"><text:tab/><text:tab/>updateitem threshold &lt;threshold: int&gt;</text:p>
      <text:p text:style-name="P4"><text:tab/><text:tab/><text:tab/><text:span text:style-name="T2">Used by ManagerUI to update the threshold of an item in the database</text:span></text:p>
      <text:p text:style-name="P4"/>
      <text:p text:style-name="P3"><text:tab/><text:tab/>authdebit &lt;cardno: long&gt; &lt;pin: int&gt; &lt;cost: double&gt;</text:p>
      <text:p text:style-name="P3"><text:tab/><text:tab/><text:tab/><text:span text:style-name="T2">Used by CustomerUI to attempt authorization of debit card transaction</text:span></text:p>
      <text:p text:style-name="P3"/>
      <text:p text:style-name="P3"><text:tab/><text:tab/>authcredit &lt;cardno: long&gt; &lt;cost: double&gt;</text:p>
      <text:p text:style-name="P3"><text:tab/><text:tab/><text:tab/><text:span text:style-name="T2">Used by CustomerUI to attempt authorization of credit card transaction</text:span></text:p>
      <text:p text:style-name="P1"/>
      <text:p text:style-name="P1"/>
      <text:p text:style-name="P1"><text:soft-page-break/><text:tab/><text:span text:style-name="T1">The following responses are sent from the server to the clients:</text:span></text:p>
      <text:p text:style-name="P1"><text:tab/><text:tab/><text:span text:style-name="T3">dump &lt;dbline: String&gt;</text:span></text:p>
      <text:p text:style-name="P8"><text:tab/><text:tab/><text:tab/>In response to «dump» from ManagerUI, provides list of contents in database</text:p>
      <text:p text:style-name="P8"/>
      <text:p text:style-name="P3"><text:tab/><text:tab/><text:span text:style-name="T2">item &lt;itemid: int&gt; &lt;name: String&gt; &lt;price: double&gt; &lt;discount: double&gt; &lt;qty: int&gt; &lt;threshold: int&gt;</text:span></text:p>
      <text:p text:style-name="P3"><text:tab/><text:tab/><text:tab/><text:span text:style-name="T2">In response to «getitem» from all clients, provides details of item with ID that was provided</text:span></text:p>
      <text:p text:style-name="P3"><text:tab/><text:tab/></text:p>
      <text:p text:style-name="P3"><text:tab/><text:tab/><text:span text:style-name="T5">item null</text:span></text:p>
      <text:p text:style-name="P3"><text:tab/><text:tab/><text:tab/><text:span text:style-name="T5">In response to «getitem» from all clients, indicates that no item by given ID number exists</text:span></text:p>
      <text:p text:style-name="P3"/>
      <text:p text:style-name="P4"><text:tab/><text:tab/><text:span text:style-name="T2">auth bad insuff</text:span></text:p>
      <text:p text:style-name="P4"><text:tab/><text:tab/><text:tab/><text:span text:style-name="T2">In response to «authcredit» and «authdebit» from CustomerUI, indicates insufficient funds on <text:tab/><text:tab/><text:tab/><text:tab/>card</text:span></text:p>
      <text:p text:style-name="P4"/>
      <text:p text:style-name="P5"><text:tab/><text:tab/>auth bad badpin</text:p>
      <text:p text:style-name="P4"><text:tab/><text:tab/><text:tab/><text:span text:style-name="T2">In response to «authdebit» from CustomerUI, indicates PIN is incorrect</text:span></text:p>
      <text:p text:style-name="P4"/>
      <text:p text:style-name="P5"><text:tab/><text:tab/>auth bad norecog</text:p>
      <text:p text:style-name="P5"><text:tab/><text:tab/><text:tab/>In response to «authdebit» and «authcredit» from CustomerUI, indicates card is not recognized.</text:p>
      <text:p text:style-name="P5"/>
      <text:p text:style-name="P5"><text:tab/><text:tab/>auth bad deactiv</text:p>
      <text:p text:style-name="P5"><text:tab/><text:tab/><text:tab/>In response to «authcredit» and «authdebit» from CustomerUI, indicates card is deactivated.</text:p>
      <text:p text:style-name="P5"/>
      <text:p text:style-name="P5"><text:tab/><text:tab/>auth ok &lt;authnum: int&gt;</text:p>
      <text:p text:style-name="P5"><text:tab/><text:tab/><text:tab/>In response to «authcredit» and «authdebit» from CustomerUI, indicates successful transaction.</text:p>
      <text:p text:style-name="P5"/>
      <text:p text:style-name="P5"><text:tab/><text:span text:style-name="T4">The following responses are expected from the Authorization Service Center to the server:</text:span></text:p>
      <text:p text:style-name="P5"><text:tab/><text:tab/>-1 </text:p>
      <text:p text:style-name="P5"><text:tab/><text:tab/><text:tab/>Indicates insufficient funds</text:p>
      <text:p text:style-name="P5"/>
      <text:p text:style-name="P5"><text:tab/><text:tab/>-2 </text:p>
      <text:p text:style-name="P5"><text:tab/><text:tab/><text:tab/>Indicates wrong PIN</text:p>
      <text:p text:style-name="P5"/>
      <text:p text:style-name="P5"><text:tab/><text:tab/>-3</text:p>
      <text:p text:style-name="P5"><text:tab/><text:tab/><text:tab/>Indicates card number not recognized</text:p>
      <text:p text:style-name="P5"/>
      <text:p text:style-name="P5"><text:tab/><text:tab/>-4</text:p>
      <text:p text:style-name="P5"><text:tab/><text:tab/><text:tab/>Indicates card was deactivated</text:p>
      <text:p text:style-name="P5"/>
      <text:p text:style-name="P5"><text:tab/><text:tab/>&lt;authnum: positive int&gt;</text:p>
      <text:p text:style-name="P5"><text:tab/><text:tab/><text:tab/>Indicates success of transaction</text:p>
      <text:p text:style-name="P1"/>
      <text:p text:style-name="P2">Database:</text:p>
      <text:p text:style-name="P1"><text:tab/>MySQL/Maria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6:24:53.519358540</meta:creation-date>
    <dc:date>2017-12-04T01:46:39.490442706</dc:date>
    <meta:editing-duration>PT7M6S</meta:editing-duration>
    <meta:editing-cycles>2</meta:editing-cycles>
    <meta:generator>LibreOffice/5.4.3.2$Linux_X86_64 LibreOffice_project/40m0$Build-2</meta:generator>
    <meta:document-statistic meta:table-count="0" meta:image-count="0" meta:object-count="0" meta:page-count="2" meta:paragraph-count="68" meta:word-count="442" meta:character-count="3021" meta:non-whitespace-character-count="2497"/>
  </office:meta>
</office:document-meta>
</file>